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3.635cm" svg:height="0.963cm" svg:x="4.06cm" svg:y="0.346cm">
            <draw:text-box>
              <text:p text:style-name="P1"><text:span text:style-name="T1">Superclass</text:span></text:p>
            </draw:text-box>
          </draw:frame>
          <draw:frame draw:style-name="gr2" draw:text-style-name="P2" draw:layer="layout" svg:width="10.7cm" svg:height="0.963cm" svg:x="0.493cm" svg:y="2.359cm">
            <draw:text-box>
              <text:p text:style-name="P1"><text:span text:style-name="T1">Subclass <text:s text:c="6"/>Subclass <text:s text:c="6"/>Subclass</text:span></text:p>
            </draw:text-box>
          </draw:frame>
          <draw:line draw:style-name="gr3" draw:text-style-name="P3" draw:layer="layout" svg:x1="1.931cm" svg:y1="1.842cm" svg:x2="9.581cm" svg:y2="1.842cm">
            <text:p/>
          </draw:line>
          <draw:line draw:style-name="gr3" draw:text-style-name="P3" draw:layer="layout" svg:x1="1.905cm" svg:y1="1.852cm" svg:x2="1.905cm" svg:y2="2.514cm">
            <text:p/>
          </draw:line>
          <draw:line draw:style-name="gr3" draw:text-style-name="P3" draw:layer="layout" svg:x1="9.63cm" svg:y1="1.825cm" svg:x2="9.63cm" svg:y2="2.487cm">
            <text:p/>
          </draw:line>
          <draw:line draw:style-name="gr3" draw:text-style-name="P3" draw:layer="layout" svg:x1="5.741cm" svg:y1="1.27cm" svg:x2="5.741cm" svg:y2="2.5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5T05:22:23</meta:creation-date>
    <dc:date>2020-03-30T18:32:32.20</dc:date>
    <dc:language>en-US</dc:language>
    <meta:editing-cycles>3</meta:editing-cycles>
    <meta:editing-duration>PT7M30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